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bdd45" officeooo:paragraph-rsid="000bdd4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paragraph-rsid="00164788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0eb0d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eb0dd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eb0d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193d8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paragraph-rsid="0019fae2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paragraph-rsid="001c25e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1d7e7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4443" style:font-weight-asian="normal" style:font-weight-complex="normal"/>
    </style:style>
    <style:style style:name="T4" style:family="text">
      <style:text-properties fo:font-weight="normal" officeooo:rsid="000faea2" style:font-weight-asian="normal" style:font-weight-complex="normal"/>
    </style:style>
    <style:style style:name="T5" style:family="text">
      <style:text-properties fo:font-weight="normal" officeooo:rsid="0010f887" style:font-weight-asian="normal" style:font-weight-complex="normal"/>
    </style:style>
    <style:style style:name="T6" style:family="text">
      <style:text-properties fo:font-weight="normal" officeooo:rsid="00117572" style:font-weight-asian="normal" style:font-weight-complex="normal"/>
    </style:style>
    <style:style style:name="T7" style:family="text">
      <style:text-properties fo:font-weight="normal" officeooo:rsid="0011c357" style:font-weight-asian="normal" style:font-weight-complex="normal"/>
    </style:style>
    <style:style style:name="T8" style:family="text">
      <style:text-properties fo:font-weight="normal" officeooo:rsid="0012de55" style:font-weight-asian="normal" style:font-weight-complex="normal"/>
    </style:style>
    <style:style style:name="T9" style:family="text">
      <style:text-properties fo:font-weight="normal" officeooo:rsid="0019fae2" style:font-weight-asian="normal" style:font-weight-complex="normal"/>
    </style:style>
    <style:style style:name="T10" style:family="text">
      <style:text-properties fo:font-weight="normal" officeooo:rsid="001a502d" style:font-weight-asian="normal" style:font-weight-complex="normal"/>
    </style:style>
    <style:style style:name="T11" style:family="text">
      <style:text-properties fo:font-weight="normal" officeooo:rsid="001c25eb" style:font-weight-asian="normal" style:font-weight-complex="normal"/>
    </style:style>
    <style:style style:name="T12" style:family="text">
      <style:text-properties fo:font-weight="normal" officeooo:rsid="001d7e7e" style:font-weight-asian="normal" style:font-weight-complex="normal"/>
    </style:style>
    <style:style style:name="T13" style:family="text">
      <style:text-properties officeooo:rsid="000bdd45"/>
    </style:style>
    <style:style style:name="T14" style:family="text">
      <style:text-properties officeooo:rsid="000dc56a"/>
    </style:style>
    <style:style style:name="T15" style:family="text">
      <style:text-properties officeooo:rsid="00139df2"/>
    </style:style>
    <style:style style:name="T16" style:family="text">
      <style:text-properties officeooo:rsid="0014b62a"/>
    </style:style>
    <style:style style:name="T17" style:family="text">
      <style:text-properties officeooo:rsid="00163ce0"/>
    </style:style>
    <style:style style:name="T18" style:family="text">
      <style:text-properties officeooo:rsid="00164788"/>
    </style:style>
    <style:style style:name="T19" style:family="text">
      <style:text-properties officeooo:rsid="001740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Tema</text:span></text:p>
      <text:p text:style-name="P8"><text:span text:style-name="T1"/></text:p>
      <text:p text:style-name="P7"><text:span text:style-name="T2">Sistema para controle de Postos de Saúde</text:span>. Esse sistema deverá dar assistência aos funcionários da área de saúde, possibilitando o cadastro e o acesso rápido ao histórico clínico de pacientes.</text:p>
      <text:p text:style-name="P2"/>
      <text:p text:style-name="P10">Motivação e Problemática abordada</text:p>
      <text:p text:style-name="P10"><text:span text:style-name="T2"/></text:p>
      <text:p text:style-name="P12"><text:span text:style-name="T9">O maior problema encontrado pelos funcionários da maioria dos atuais postos de saúde, é a organização dos </text:span><text:span text:style-name="T10">arquivos</text:span><text:span text:style-name="T9">, onde ainda é necessário fazer tudo manualmente. Cadastrar um paciente, escrever um diagnóstico, e guardar os arquivos em fichários enormes catalogados por ondem alfabética. </text:span><text:span text:style-name="T10">É comum ver isso mesmo nos dias atuais. Todo ambiente de trabalho onde o serviço tem que ser feito de forma manual, acarreta atraso nas coisas, e não deixa de ser diferente em um posto de saúde, filas de espera é uma boa resposta para esse tipo de situação. O sistema para controle de posto de saúde tem como objetivo resolver esse problema de organização e controle dos arquivos, diminuindo assim o tempo de serviço e agilizando o atendimento. Um design fácil e autoexplicativo agilizará todo o processo de cadastro, triagem, diagnóstico, receitas entre outros, que são comuns no dia-a-dia de trabalho em um posto de saúde. <text:s/></text:span></text:p>
      <text:p text:style-name="P4"/>
      <text:p text:style-name="P9">Identificação<text:span text:style-name="T14"> </text:span>e Caracterização dos possíveis Usuários</text:p>
      <text:p text:style-name="P9"/>
      <text:p text:style-name="P6">Recepcionista: <text:span text:style-name="T17">Sua interação será:</text:span> acesso ao cadastro d<text:span text:style-name="T15">o</text:span> paciente <text:span text:style-name="T15">e inserção do paciente na fila de triagem. </text:span><text:span text:style-name="T17">Esse grupo de usuário normalmente tem </text:span><text:span text:style-name="T18">um</text:span><text:span text:style-name="T17"> conhecimento </text:span><text:span text:style-name="T18">baixo </text:span><text:span text:style-name="T17">em informática, por isso é importante um design de fácil entendimento </text:span><text:span text:style-name="T18">e autoexplicativo.</text:span></text:p>
      <text:p text:style-name="P6"><text:span text:style-name="T18"/></text:p>
      <text:p text:style-name="P3">Enfermeiro(a): <text:span text:style-name="T17">Sua interação será:</text:span> <text:span text:style-name="T16">acesso à fila</text:span><text:span text:style-name="T15"> de triagem, ao </text:span>cadastro de triagem <text:span text:style-name="T15">e inserção do paciente na fila de consulta. </text:span><text:span text:style-name="T17">Esse grupo de usuário normalmente tem um conhecimento prévio de informática e conhecimento técnico sobre os dados ao qual o sistema solicitará.</text:span></text:p>
      <text:p text:style-name="P3"><text:span text:style-name="T17"/></text:p>
      <text:p text:style-name="P6">Médico(a): <text:span text:style-name="T17">Sua interação será: </text:span><text:span text:style-name="T13">acesso à </text:span><text:span text:style-name="T16">fila</text:span> de consultas <text:span text:style-name="T16">e</text:span> acesso ao histórico do paciente. <text:s/><text:span text:style-name="T17">Esse grupo de usuário normalmente tem um conhecimento </text:span><text:span text:style-name="T18">avançado em informática e conhecimento técnico sobre os dados ao qual o sistema solicitará, como diagnóstico e receitas passadas ao paciente em seu histórico.</text:span></text:p>
      <text:p text:style-name="P6"><text:span text:style-name="T18"/></text:p>
      <text:p text:style-name="P6">Usuário(a): <text:span text:style-name="T17">Sua interação será:</text:span> acesso ao seu histórico <text:span text:style-name="T16">em qualquer lugar via </text:span><text:span text:style-name="T18">internet</text:span><text:span text:style-name="T16">. <text:s/></text:span><text:span text:style-name="T17">Esse grupo de usuário normalmente tem um conhecimento </text:span><text:span text:style-name="T18">baixo em informática, por isso é importante um design de fácil entendimento e </text:span><text:span text:style-name="T19">autoexplicativo</text:span><text:span text:style-name="T18">.</text:span></text:p>
      <text:p text:style-name="P1"/>
      <text:p text:style-name="P9">Cenário Hipotético de Uso</text:p>
      <text:p text:style-name="P9"/>
      <text:p text:style-name="P11"><text:span text:style-name="T10">Os postos de saúde hoje em dia viraram locais para antedimento de consulta do SUS (Sistema Único de Saúde), onde qualquer pessoa com o cartão do SUS pode agendar uma consulta com qualquer médico que atenda naquele local. E mesmo nos dias atuais esses postos de saúde en</text:span><text:span text:style-name="T2">frentam grandes problemas em atendimento à pacientes devido ao mal gerenciamento d</text:span><text:span text:style-name="T10">os arquivos</text:span><text:span text:style-name="T2"> cadastrais e históricos dos pacientes. É comum ver um </text:span><text:span text:style-name="T4">c</text:span><text:span text:style-name="T2">enário em que o paciente chega ao posto de saúde e no balcão de atendimento </text:span><text:span text:style-name="T4">o recepcionista tem que sair da recepção e procurar a ficha do paciente, muitas vezes a busca é demorada </text:span><text:span text:style-name="T5">e em um caso pior a ficha não é encontrada</text:span><text:span text:style-name="T4">. </text:span><text:span text:style-name="T7">A</text:span><text:span text:style-name="T6"> demora no atendimento tem um custo, pois enfermeiros ficam esperando os pacientes para fazer a triagem, e o médico fica esperando a triagem para fazer a consulta. </text:span><text:span text:style-name="T4">Outro problema com as fichas é que a</text:span><text:span text:style-name="T5">s</text:span><text:span text:style-name="T4"> mesma</text:span><text:span text:style-name="T5">s</text:span><text:span text:style-name="T4"> guarda</text:span><text:span text:style-name="T5">m</text:span><text:span text:style-name="T4"> o histórico dos pacientes, onde um monte de papéis </text:span><text:span text:style-name="T7">constando o histórico do paciente são</text:span><text:span text:style-name="T4"> anexados a ela, sendo fácil </text:span><text:span text:style-name="T7">a </text:span><text:span text:style-name="T6">perda deste histórico. </text:span></text:p>
      <text:p text:style-name="P11"><text:span text:style-name="T8"/></text:p>
      <text:p text:style-name="P13"><text:span text:style-name="T10">Outro cenário que vemos, </text:span><text:span text:style-name="T7">é </text:span><text:span text:style-name="T10">d</text:span><text:span text:style-name="T7">o paciente </text:span><text:span text:style-name="T8">não </text:span><text:span text:style-name="T7">ter acesso ao histórico dele: </text:span><text:span text:style-name="T10">Histórico de consulta, de </text:span><text:soft-page-break/><text:span text:style-name="T10">diagnóstico, receitas. Esse acesso somente é fornecido quando o mesmo passa por uma consulta no posto de saúde onde ele frequenta. Ou seja, </text:span><text:span text:style-name="T7">caso o paciente </text:span><text:span text:style-name="T10">não possa comparecer no posto de saúde ao qual frequenta, seja por estar em outra cidade, ou por </text:span><text:span text:style-name="T11">optar por outro posto de saúde</text:span><text:span text:style-name="T7">, o médico que o atenderá não terá acesso ao seu histórico, dificultando um diagnóstico mais preciso.</text:span></text:p>
      <text:p text:style-name="P13"><text:span text:style-name="T7"/></text:p>
      <text:p text:style-name="P13"><text:span text:style-name="T3"><text:s/></text:span><text:span text:style-name="T6"><text:s/></text:span></text:p>
      <text:p text:style-name="P13"><text:span text:style-name="T4">Um sistema para gerenciar esses dados é uma solução eficaz para o</text:span><text:span text:style-name="T7">s problemas de </text:span><text:span text:style-name="T4">tempo gasto no atendimento, </text:span><text:span text:style-name="T11">o paciente ao chegar no balcão da recepção, informará seus dados, o recepcionista irá fazer a pesquisa no sistema verificando se o paciente tem cadastro ou não, caso não ele cadastrará o novo paciente, caso sim, o recepcionista irá inserir o paciente na fila de triagem. Ao ser chamado na fila de triagem os enfermeiros farão a triagem que normalmente consiste em medir pressão, temperatura, altura e o peso, cadastrando assim a triagem no sistema e inserindo o paciente na fila de consulta junto com o médico que deverá atende-lo.</text:span></text:p>
      <text:p text:style-name="P14"><text:span text:style-name="T12">O paciente ao ter a opção de poder consultar seu histórico pela internet, terá condições de imprimir seu histórico e apresentar ao médico que não tem esse acesso, no caso de ser um outro posto de saúde que não use este sistema.</text:span></text:p>
      <text:p text:style-name="P13"><text:span text:style-name="T4"/></text:p>
      <text:p text:style-name="P13"><text:span text:style-name="T4"/></text:p>
      <text:p text:style-name="P1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09:21:17</meta:creation-date>
    <dc:date>2013-06-18T12:24:38</dc:date>
    <meta:editing-duration>PT3H54M18S</meta:editing-duration>
    <meta:editing-cycles>27</meta:editing-cycles>
    <meta:generator>LibreOffice/4.0.3.3$MacOSX_x86 LibreOffice_project/0eaa50a932c8f2199a615e1eb30f7ac74279539</meta:generator>
    <meta:document-statistic meta:table-count="0" meta:image-count="0" meta:object-count="0" meta:page-count="2" meta:paragraph-count="15" meta:word-count="766" meta:character-count="4646" meta:non-whitespace-character-count="3887"/>
  </office:meta>
</office:document-meta>
</file>